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6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21cm" svg:height="10cm" svg:x="4.5cm" svg:y="3cm">
          <text:p text:style-name="P1">r5d4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.5cm" svg:height="8cm" svg:x="9cm" svg:y="4.5cm">
          <text:p text:style-name="P1">Flask App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glue-points="?f7 0 ?f6 ?f1 0 ?f10 ?f6 21600 ?f4 ?f10 21600 ?f9" draw:path-stretchpoint-x="10800" draw:path-stretchpoint-y="10800" draw:text-areas="0 ?f1 ?f4 ?f12" draw:type="cube" draw:modifiers="1635.9955005624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1" draw:layer="layout" svg:width="23cm" svg:height="8.5cm" svg:x="7.5cm" svg:y="15.5cm">
          <text:p text:style-name="P1">Client Application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1" xml:id="id7" draw:id="id7" draw:layer="layout" svg:width="5cm" svg:height="2.8cm" svg:x="35.3cm" svg:y="18.1cm">
          <text:p text:style-name="P1">Transaction</text:p>
          <text:p text:style-name="P1">Databas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1" xml:id="id5" draw:id="id5" draw:layer="layout" svg:width="4.9cm" svg:height="3.4cm" svg:x="28.5cm" svg:y="5.6cm">
          <text:p text:style-name="P1">Redis</text:p>
          <text:p text:style-name="P1">Datastor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1" xml:id="id6" draw:id="id6" draw:layer="layout" svg:width="3cm" svg:height="3cm" svg:x="22cm" svg:y="4cm">
          <text:p text:style-name="P1">Analytics</text:p>
          <text:p text:style-name="P1">Work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4" draw:id="id4" draw:layer="layout" svg:width="3.5cm" svg:height="3.5cm" svg:x="10.5cm" svg:y="8cm">
          <text:p text:style-name="P1">Analytics</text:p>
          <text:p text:style-name="P1">Brow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" draw:id="id1" draw:layer="layout" svg:width="2cm" svg:height="2cm" svg:x="25cm" svg:y="26cm">
          <text:p text:style-name="P1"/>
          <text:p text:style-name="P1"/>
          <text:p text:style-name="P1"/>
          <text:p text:style-name="P1"/>
          <text:p text:style-name="P1">User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1" xml:id="id2" draw:id="id2" draw:layer="layout" svg:width="4cm" svg:height="4cm" svg:x="24cm" svg:y="17.5cm">
          <text:p text:style-name="P1">Transaction</text:p>
          <text:p text:style-name="P1">Process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9" draw:id="id9" draw:layer="layout" svg:width="2cm" svg:height="2cm" svg:x="3cm" svg:y="14.5cm">
          <text:p text:style-name="P1"/>
          <text:p text:style-name="P1"/>
          <text:p text:style-name="P1"/>
          <text:p text:style-name="P1"/>
          <text:p text:style-name="P1">Admin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onnector draw:style-name="gr6" draw:text-style-name="P1" draw:layer="layout" svg:x1="26cm" svg:y1="26cm" svg:x2="26cm" svg:y2="21.5cm" draw:start-shape="id1" draw:start-glue-point="4" draw:end-shape="id2" draw:end-glue-point="8" svg:d="m26000 26000v-4500">
          <text:p text:style-name="P1"/>
          <text:p text:style-name="P1"/>
          <text:p text:style-name="P1">HTTP</text:p>
        </draw:connector>
        <draw:connector draw:style-name="gr6" draw:text-style-name="P1" draw:layer="layout" svg:x1="15.25cm" svg:y1="18cm" svg:x2="12.25cm" svg:y2="11.5cm" draw:start-shape="id3" draw:start-glue-point="4" draw:end-shape="id4" draw:end-glue-point="8" svg:d="m15250 18000v-3249h-3000v-3251">
          <text:p text:style-name="P1">HTTP?</text:p>
          <text:p text:style-name="P1"/>
        </draw:connector>
        <draw:connector draw:style-name="gr7" draw:text-style-name="P1" draw:layer="layout" svg:x1="12.25cm" svg:y1="8cm" svg:x2="28.5cm" svg:y2="7.3cm" draw:start-shape="id4" draw:start-glue-point="4" draw:end-shape="id5" draw:end-glue-point="6" svg:d="m12250 8000v-700h16250">
          <text:p/>
        </draw:connector>
        <draw:connector draw:style-name="gr8" draw:text-style-name="P1" draw:layer="layout" svg:x1="30.95cm" svg:y1="5.6cm" svg:x2="25cm" svg:y2="5.5cm" draw:start-shape="id5" draw:start-glue-point="5" draw:end-shape="id6" draw:end-glue-point="10" svg:d="m30950 5600v-501h-4199v401h-1751">
          <text:p text:style-name="P1"><text:s text:c="10"/>Consume</text:p>
          <text:p text:style-name="P1"/>
          <text:p text:style-name="P1"/>
          <text:p text:style-name="P1"/>
        </draw:connector>
        <draw:connector draw:style-name="gr9" draw:text-style-name="P1" draw:layer="layout" svg:x1="28cm" svg:y1="19.5cm" svg:x2="35.3cm" svg:y2="19.5cm" draw:start-shape="id2" draw:start-glue-point="10" draw:end-shape="id7" svg:d="m28000 19500h7300">
          <text:p/>
        </draw:connector>
        <draw:custom-shape draw:style-name="gr5" draw:text-style-name="P1" xml:id="id3" draw:id="id3" draw:layer="layout" svg:width="3.5cm" svg:height="3.5cm" svg:x="13.5cm" svg:y="18cm">
          <text:p text:style-name="P1">Analytics</text:p>
          <text:p text:style-name="P1">View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25cm" svg:y1="27cm" svg:x2="15.25cm" svg:y2="21.5cm" draw:start-shape="id1" draw:start-glue-point="6" draw:end-shape="id3" draw:end-glue-point="8" svg:d="m25000 27000h-9750v-5500">
          <text:p/>
        </draw:connector>
        <draw:custom-shape draw:style-name="gr5" draw:text-style-name="P1" xml:id="id8" draw:id="id8" draw:layer="layout" svg:width="4cm" svg:height="4cm" svg:x="15cm" svg:y="8cm">
          <text:p text:style-name="P1">Publisher</text:p>
          <text:p text:style-name="P1">Interface</text:p>
          <draw:enhanced-geometry svg:viewBox="0 0 21600 21600" draw:glue-points="10800 0 3163 3163 0 10800 3163 18437 10800 21600 18437 18437 21600 10800 18437 3163" draw:text-areas="3163 3163 18437 18437" draw:type="ring" draw:modifiers="2302.0995800839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8" draw:text-style-name="P1" draw:layer="layout" svg:x1="26cm" svg:y1="17.5cm" svg:x2="17cm" svg:y2="12cm" draw:start-shape="id2" draw:start-glue-point="4" draw:end-shape="id8" draw:end-glue-point="8" svg:d="m26000 17500v-2749h-9000v-2751">
          <text:p text:style-name="P1">HTTP?</text:p>
          <text:p text:style-name="P1"/>
        </draw:connector>
        <draw:connector draw:style-name="gr8" draw:text-style-name="P1" draw:layer="layout" svg:x1="23.5cm" svg:y1="4cm" svg:x2="33.4cm" svg:y2="7.3cm" draw:start-shape="id6" draw:start-glue-point="4" draw:end-shape="id5" draw:end-glue-point="8" svg:d="m23500 4000v-501h10402v3801h-502">
          <text:p text:style-name="P1">Update Analytics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connector>
        <draw:connector draw:style-name="gr7" draw:text-style-name="P1" draw:layer="layout" draw:line-skew="2.72cm" svg:x1="4.707cm" svg:y1="14.793cm" svg:x2="6.75cm" svg:y2="8.059cm" draw:start-shape="id9" draw:start-glue-point="11" draw:end-shape="id10" draw:end-glue-point="2" svg:d="m4707 14793v-793h2043v-5941">
          <text:p/>
        </draw:connector>
        <draw:connector draw:style-name="gr8" draw:text-style-name="P1" draw:layer="layout" svg:x1="19cm" svg:y1="10cm" svg:x2="30.95cm" svg:y2="9cm" draw:start-shape="id8" draw:start-glue-point="10" draw:end-shape="id5" draw:end-glue-point="7" svg:d="m19000 10000h11950v-1000">
          <text:p text:style-name="P1">Publish</text:p>
        </draw:connector>
        <draw:connector draw:style-name="gr7" draw:text-style-name="P1" draw:layer="layout" svg:x1="8.5cm" svg:y1="6.559cm" svg:x2="28.5cm" svg:y2="7.3cm" draw:start-shape="id10" draw:start-glue-point="1" draw:end-shape="id5" draw:end-glue-point="6" svg:d="m8500 6559h10000v741h10000">
          <text:p/>
        </draw:connector>
        <draw:connector draw:style-name="gr7" draw:text-style-name="P1" draw:layer="layout" draw:line-skew="-0.751cm" svg:x1="5cm" svg:y1="15.5cm" svg:x2="10.5cm" svg:y2="9.75cm" draw:start-shape="id9" draw:start-glue-point="10" draw:end-shape="id4" svg:d="m5000 15500h2000v-5750h3500">
          <text:p/>
        </draw:connector>
        <draw:custom-shape draw:style-name="gr5" draw:text-style-name="P1" xml:id="id10" draw:id="id10" draw:layer="layout" svg:width="3.5cm" svg:height="3cm" svg:x="5cm" svg:y="5.059cm">
          <text:p text:style-name="P1">Analytics</text:p>
          <text:p text:style-name="P1">Manager</text:p>
          <draw:enhanced-geometry svg:viewBox="0 0 21600 21600" draw:type="rectangle" draw:enhanced-path="M 0 0 L 21600 0 21600 21600 0 21600 0 0 Z N"/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kk </meta:initial-creator>
    <meta:creation-date>2011-07-16T13:59:13</meta:creation-date>
    <dc:date>2012-01-02T19:10:59</dc:date>
    <dc:creator>J kumar</dc:creator>
    <meta:editing-duration>PT14H17M53S</meta:editing-duration>
    <meta:editing-cycles>28</meta:editing-cycles>
    <meta:generator>LibreOffice/3.4$Linux LibreOffice_project/340m1$Build-402</meta:generator>
    <meta:document-statistic meta:object-count="25"/>
  </office:meta>
</office:document-meta>
</file>